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29.29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sensorboard2015 Bill of Materi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IC OPAMP DIFF 750MHZ 2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4950-2YCPZ-R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950-2YCPZ-R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NALOG PIPELINE CHIP 128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APC1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STRIP SILICON SENSO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P CER 10UF 6.3V 20% X5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4112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5R0J106M080AB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entiometer TBD</text:p>
          </table:table-cell>
          <table:table-cell office:value-type="string" calcext:value-type="string">
            <text:p>Digikey</text:p>
          </table:table-cell>
          <table:table-cell table:number-columns-repeated="3" office:value-type="string" calcext:value-type="string">
            <text:p>??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Default"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13:12:59.316691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3:28:30.002727553</dc:date>
    <meta:generator>LibreOffice/5.0.0.5$Linux_X86_64 LibreOffice_project/00m0$Build-5</meta:generator>
    <meta:editing-duration>P1DT2M58S</meta:editing-duration>
    <meta:editing-cycles>24</meta:editing-cycles>
    <meta:document-statistic meta:table-count="1" meta:cell-count="44" meta:object-count="0"/>
  </office:meta>
</office:document-meta>
</file>